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style:font-name="Times New Roman"/>
    </style:style>
    <style:style style:name="P3" style:family="paragraph" style:parent-style-name="Text_20_body" style:list-style-name="L1">
      <style:paragraph-properties style:line-height-at-least="0.1945in"/>
    </style:style>
    <style:style style:name="P4" style:family="paragraph" style:parent-style-name="Text_20_body" style:list-style-name="L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65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displayIndividualContentForm" form:apply-filter="true" form:method="post" form:control-implementation="ooo:com.sun.star.form.component.Form" office:target-frame="" xlink:href="../../../../../../../../../webapps/blackboard/execute/displayIndividualConten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TitleDiv">
        <text:section text:style-name="Sect1" text:name="pageTitleBar">
          <text:h text:style-name="Heading_20_1" text:outline-level="1"><text:bookmark text:name="pageTitleHeader"/><text:bookmark text:name="pageTitleText"/>Tarea miércoles 11 de abril </text:h>
          <text:p text:style-name="Text_20_body"><text:bookmark text:name="cmlink_b94aaad2514049d084e64dafe74266c3"/><draw:a xlink:type="simple" xlink:href="https://pioneerweb.grinnell.edu/webapps/blackboard/execute/displayIndividualContent?mode=view&amp;content_id=_490328_1&amp;course_id=_43586_1#contextMenu"><draw:frame draw:style-name="fr1" draw:name="Image1" text:anchor-type="as-char" svg:width="0.8043in" svg:height="0.411in" draw:z-index="0"><draw:image xlink:href="https://pioneerweb.grinnell.edu/images/ci/icons/cmlink_generic.gif" xlink:type="simple" xlink:show="embed" xlink:actuate="onLoad"/><svg:title>Tarea miércoles 11 de abril</svg:title></draw:frame></draw:a> <text:bookmark text:name="_titlebarExtraContent"/></text:p>
        </text:section>
      </text:section>
      <text:section text:style-name="Sect1" text:name="containerdiv">
        <text:h text:style-name="Heading_20_2" text:outline-level="2"><text:bookmark text:name="anonymous_element_8"/>Content</text:h>
        <text:list xml:id="list2057656689757917563" text:style-name="L1">
          <text:list-item>
            <text:p text:style-name="P2"><text:bookmark text:name="pageList"/><text:bookmark text:name="contentListItem:_490328_1"/>.   </text:p>
            <text:p text:style-name="P2">Estudiar la hoja de figuras retóricas incluidas aqui.</text:p>
            <text:p text:style-name="P1">  <text:span text:style-name="T1">Lea con cuidado </text:span><text:span text:style-name="T2">los dos poemas: </text:span><text:span text:style-name="T1">“Hombre pequeñito” y “Tú me quieres blanca”, de la argentina Alfonsina Storni (1892-1938).  Nos detendremos más en “Tú me quieres blanca”.</text:span></text:p>
            <text:p text:style-name="P1"><text:span text:style-name="T1">Los poemas están en </text:span><text:a xlink:type="simple" xlink:href="https://pioneerweb.grinnell.edu/webapps/blackboard/content/contentWrapper.jsp?content_id=_490328_1&amp;displayName=Linked+File&amp;navItem=content&amp;attachment=true&amp;course_id=_43586_1&amp;tab_group=courses&amp;href=http%3A%2F%2Fwww.palabravirtual.com%2Findex.php%3Fir%3Dcrit.php%26amp%3Bwid%3D4%26amp%3Bshow%3Dpoemas%26amp%3Bp%3DAlfonsina%2BStorni" text:style-name="Internet_20_link" text:visited-style-name="Visited_20_Internet_20_Link"><text:span text:style-name="T1">http://www.palabravirtual.com/index.php?ir=crit.php&amp;wid=4&amp;show=poemas&amp;p=Alfonsina+Storni</text:span></text:a></text:p>
            <text:p text:style-name="P1"><text:span text:style-name="T1">También lea su cronología en </text:span><text:a xlink:type="simple" xlink:href="https://pioneerweb.grinnell.edu/webapps/blackboard/content/contentWrapper.jsp?content_id=_490328_1&amp;displayName=Linked+File&amp;navItem=content&amp;attachment=true&amp;course_id=_43586_1&amp;tab_group=courses&amp;href=http%3A%2F%2Fwww.heinle.com%2Fcgi-wadsworth%2Fcourse_products_wp.pl%3Ffid%3DM20b%26amp%3Bproduct_isbn_issn%3D0838416535%26amp%3Bdiscipline_number%3D303" text:style-name="Internet_20_link" text:visited-style-name="Visited_20_Internet_20_Link"><text:span text:style-name="T1">http://www.heinle.com/cgi-wadsworth/course_products_wp.pl?fid=M20b&amp;product_isbn_issn=0838416535&amp;discipline_number=303</text:span></text:a></text:p>
            <text:p text:style-name="P3"> </text:p>
            <text:p text:style-name="P2">2.   Analice formalmente cada uno de los dos poemas: ¿qué forma adopta? ¿Es regular o irregular? ¿Tiene rima?  ¿Cuál es el esquema de la rima? ¿Hay ejemplos de encabalgamiento? ¿Qué figuras retóricas utiliza?</text:p>
            <text:p text:style-name="P3"> </text:p>
            <text:p text:style-name="P2">3.   Prepare comentarios sobre los dos poemas que incluyan al menos <text:span text:style-name="T4">tres de los aspectos indicados en las preguntas</text:span> siguientes. Tenga presente la intervención de la forma en la construcción del significado del poema por parte del lector.  </text:p>
            <text:p text:style-name="P3"> </text:p>
            <text:p text:style-name="P1">•    <text:span text:style-name="T1">¿Hay diferentes secciones en el poema?  ¿Cómo se nota la transición a una sección nueva?</text:span></text:p>
            <text:p text:style-name="P1">•    <text:span text:style-name="T1">¿A quién(es) se dirige el hablante? ¿Cómo le(s) habla? ¿Con qué tono? ¿Se mantiene el mismo tono a lo largo del poema?</text:span></text:p>
            <text:p text:style-name="P1">•    <text:span text:style-name="T1">¿Qué efecto tienen los recursos poéticos que emplea el hablante para comunicarse? ¿Cuáles recursos le llaman más la atención? ¿Por qué?</text:span></text:p>
            <text:p text:style-name="P1">•    <text:span text:style-name="T1">¿Se repiten palabras, frases, ideas, comparaciones?  ¿Con qué fin se repiten?</text:span></text:p>
            <text:p text:style-name="P1">•    <text:span text:style-name="T1">¿Cómo relaciona el título con el contenido del poema?</text:span></text:p>
            <text:p text:style-name="P1">•    <text:span text:style-name="T1">¿Qué mensaje comunica el poema?  ¿Cómo contribuyen los elementos formales a él?</text:span></text:p>
            <text:p text:style-name="P1">•    <text:span text:style-name="T1">¿Corresponde el texto a sus ideas del género de la poesía? Explique.</text:span></text:p>
            <text:p text:style-name="P3"><text:soft-page-break/> </text:p>
            <text:p text:style-name="P3"><text:span text:style-name="T3">Atención</text:span><text:span text:style-name="T1">: Sus comentarios no serán meramente una respuesta a estas preguntas; más bien las respuestas o ideas producidas le ayudarán a encontrar la base para su comentario.</text:span></text:p>
            <text:p text:style-name="P3"> </text:p>
            <text:p text:style-name="P4">NOTA: No olvide que puede ir al Spanish Lab o a las horas de oficina de la Asistente para practicar sus intervenciones orales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8:04:03.399305000</meta:creation-date>
    <dc:date>2018-04-11T08:04:38.610571000</dc:date>
    <meta:editing-duration>PT35S</meta:editing-duration>
    <meta:editing-cycles>1</meta:editing-cycles>
    <meta:document-statistic meta:table-count="0" meta:image-count="1" meta:object-count="0" meta:page-count="2" meta:paragraph-count="24" meta:word-count="304" meta:character-count="1943" meta:non-whitespace-character-count="1634"/>
    <meta:generator>LibreOffice/5.2.5.1$MacOSX_X86_64 LibreOffice_project/0312e1a284a7d50ca85a365c316c7abbf20a4d22</meta:generator>
  </office:meta>
</office:document-meta>
</file>